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ec sténopé</text:p>
          </table:table-cell>
          <table:table-cell table:number-columns-repeated="5"/>
          <table:table-cell office:value-type="string" calcext:value-type="string">
            <text:p>Sans sténop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calage (mm)</text:p>
          </table:table-cell>
          <table:table-cell office:value-type="string" calcext:value-type="string">
            <text:p>P_min (micro-W)</text:p>
          </table:table-cell>
          <table:table-cell office:value-type="string" calcext:value-type="string">
            <text:p>P_max (micro-W)</text:p>
          </table:table-cell>
          <table:table-cell table:number-columns-repeated="3"/>
          <table:table-cell office:value-type="string" calcext:value-type="string">
            <text:p>Décalage (mm)</text:p>
          </table:table-cell>
          <table:table-cell office:value-type="string" calcext:value-type="string">
            <text:p>P_min (micro-W)</text:p>
          </table:table-cell>
          <table:table-cell office:value-type="string" calcext:value-type="string">
            <text:p>P_max (micro-W)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639" calcext:value-type="float">
            <text:p>63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42" calcext:value-type="float">
            <text:p>64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43" calcext:value-type="float">
            <text:p>64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45" calcext:value-type="float">
            <text:p>64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647" calcext:value-type="float">
            <text:p>64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370" calcext:value-type="float">
            <text:p>3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410" calcext:value-type="float">
            <text:p>410</text:p>
          </table:table-cell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57" calcext:value-type="float">
            <text:p>65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430" calcext:value-type="float">
            <text:p>430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63" calcext:value-type="float">
            <text:p>66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650" calcext:value-type="float">
            <text:p>65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number-columns-repeated="2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table:number-columns-repeated="2" office:value-type="float" office:value="638" calcext:value-type="float">
            <text:p>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2:01:25.599134629</meta:creation-date>
    <dc:date>2022-10-07T22:42:07.916064881</dc:date>
    <meta:editing-duration>PT15M52S</meta:editing-duration>
    <meta:editing-cycles>1</meta:editing-cycles>
    <meta:document-statistic meta:table-count="1" meta:cell-count="128" meta:object-count="0"/>
    <meta:generator>LibreOffice/7.3.4.2$Linux_X86_64 LibreOffice_project/30$Build-2</meta:generator>
  </office:meta>
</office:document-meta>
</file>